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26pt" style:font-size-asian="26pt" style:font-size-complex="26pt"/>
    </style:style>
    <style:style style:name="P2" style:family="paragraph" style:parent-style-name="Standard">
      <style:paragraph-properties fo:text-align="start" style:justify-single-word="false"/>
      <style:text-properties fo:font-size="18pt" style:font-size-asian="18pt" style:font-size-complex="18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stausdokumentti</text:p>
      <text:p text:style-name="P1"/>
      <text:p text:style-name="P2">Projektin eri tietorakenteiden toimivuutta on testattu erikseen JUnit testejen avulla. Rakenteet on todettu toimivaksi ainankin tähän mennessä annetuilla melko pienillä syötteillä.</text:p>
      <text:p text:style-name="P2"/>
      <text:p text:style-name="P2">Huffmannin algoritmin toimivuus on myös onnistuttu testaamaan JUnit testeillä. Testit jotka on suoritettu tähän mennessä ovat lyhyt kovakoodattu luotu String ja 10000 merkin mittainen randomeiden merkkien liuta. Molemmissa instanseissa teksti kompressoituu noin puoleen alkuperäisestä koosta, ja dekompressoituu taas luettavaan muotoon ilman merkkimenetyksiä tai lisäyksiä.</text:p>
      <text:p text:style-name="P2"/>
      <text:p text:style-name="P2">Sivuhuomiona random teksti välillä ei mene läpi, epäilen joidenkin ascii merkkejen epäsopivuutta StringBuilder muuttujaan josta appendaan koko stringin tekstidokumenttiin. Fileiin kirjoittaminen ei suju täydellisesti joka kerta juuri appendaamisen takia mielestäni.</text:p>
      <text:p text:style-name="P2">Ongelmia oli myös kun ”\n” merkkiä yritti käsin laittaa stringiin joka yritettiin appendata.</text:p>
      <text:p text:style-name="P2"/>
      <text:p text:style-name="P2">Testit ovat näkyvillä ja uudelleen ajettavissa automaattisest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i" fo:country="FI"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esse Väisänen</meta:initial-creator>
    <meta:creation-date>2015-04-16T07:48:19.65</meta:creation-date>
    <dc:date>2015-04-16T08:01:38</dc:date>
    <dc:creator>Jesse Väisänen</dc:creator>
    <meta:editing-duration>PT13M18S</meta:editing-duration>
    <meta:editing-cycles>2</meta:editing-cycles>
    <meta:generator>OpenOffice/4.0.0$Win32 OpenOffice.org_project/400m3$Build-9702</meta:generator>
    <meta:document-statistic meta:table-count="0" meta:image-count="0" meta:object-count="0" meta:page-count="1" meta:paragraph-count="6" meta:word-count="116" meta:character-count="990"/>
  </office:meta>
</office:document-meta>
</file>